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text-properties style:font-name="Calibri" officeooo:rsid="00207c4b" officeooo:paragraph-rsid="00207c4b"/>
    </style:style>
    <style:style style:name="P2" style:family="paragraph" style:parent-style-name="Standard">
      <style:text-properties style:font-name="Calibri" officeooo:rsid="00208df3" officeooo:paragraph-rsid="00208df3"/>
    </style:style>
    <style:style style:name="P3" style:family="paragraph" style:parent-style-name="Standard">
      <style:text-properties style:font-name="Calibri" fo:font-size="13pt" officeooo:rsid="002324fd" officeooo:paragraph-rsid="002324fd" style:font-size-asian="13pt" style:font-size-complex="13pt"/>
    </style:style>
    <style:style style:name="P4" style:family="paragraph" style:parent-style-name="Preformatted_20_Text">
      <style:paragraph-properties fo:margin-top="0cm" fo:margin-bottom="0.499cm" style:contextual-spacing="false"/>
      <style:text-properties style:font-name="Calibri" fo:font-size="13pt" style:font-size-asian="13pt" style:font-size-complex="13pt"/>
    </style:style>
    <style:style style:name="P5" style:family="paragraph" style:parent-style-name="Text_20_body">
      <style:text-properties style:font-name="Calibri" fo:font-size="13pt" officeooo:rsid="00263ba5" officeooo:paragraph-rsid="00263ba5" style:font-size-asian="13pt" style:font-size-complex="13pt"/>
    </style:style>
    <style:style style:name="P6" style:family="paragraph" style:parent-style-name="Text_20_body">
      <style:text-properties style:font-name="Calibri" fo:font-size="13pt" style:font-size-asian="13pt" style:font-size-complex="13pt"/>
    </style:style>
    <style:style style:name="P7" style:family="paragraph" style:parent-style-name="Text_20_body">
      <style:text-properties style:font-name="Calibri" fo:font-size="13pt" officeooo:rsid="00275730" officeooo:paragraph-rsid="00275730" style:font-size-asian="13pt" style:font-size-complex="13pt"/>
    </style:style>
    <style:style style:name="P8" style:family="paragraph" style:parent-style-name="Standard">
      <style:text-properties style:font-name="Calibri" fo:font-size="13pt" officeooo:rsid="0029f833" officeooo:paragraph-rsid="0029f833" style:font-size-asian="13pt" style:font-size-complex="13pt"/>
    </style:style>
    <style:style style:name="P9" style:family="paragraph" style:parent-style-name="Standard">
      <style:text-properties style:font-name="Calibri" fo:font-size="14pt" style:font-size-asian="14pt" style:font-size-complex="14pt"/>
    </style:style>
    <style:style style:name="P10" style:family="paragraph" style:parent-style-name="Standard">
      <style:text-properties style:font-name="Calibri" fo:font-size="14pt" officeooo:rsid="001e417f" officeooo:paragraph-rsid="001e417f" style:font-size-asian="14pt" style:font-size-complex="14pt"/>
    </style:style>
    <style:style style:name="P11" style:family="paragraph" style:parent-style-name="Standard">
      <style:text-properties style:font-name="Calibri" fo:font-size="14pt" officeooo:rsid="00207c4b" officeooo:paragraph-rsid="00207c4b" style:font-size-asian="14pt" style:font-size-complex="14pt"/>
    </style:style>
    <style:style style:name="P12" style:family="paragraph" style:parent-style-name="Standard">
      <style:text-properties style:font-name="Calibri" fo:font-size="14pt" officeooo:rsid="00208df3" officeooo:paragraph-rsid="00208df3" style:font-size-asian="14pt" style:font-size-complex="14pt"/>
    </style:style>
    <style:style style:name="P13" style:family="paragraph" style:parent-style-name="Standard">
      <style:text-properties style:font-name="Calibri" fo:font-size="14pt" officeooo:rsid="00208df3" officeooo:paragraph-rsid="00212c42" style:font-size-asian="14pt" style:font-size-complex="14pt"/>
    </style:style>
    <style:style style:name="P14" style:family="paragraph" style:parent-style-name="Standard">
      <style:text-properties style:font-name="Calibri" fo:font-size="14pt" officeooo:rsid="002324fd" officeooo:paragraph-rsid="002324fd" style:font-size-asian="14pt" style:font-size-complex="14pt"/>
    </style:style>
    <style:style style:name="P15" style:family="paragraph" style:parent-style-name="Standard">
      <style:text-properties style:font-name="Calibri" fo:font-size="14pt" officeooo:rsid="002401ce" officeooo:paragraph-rsid="002401ce" style:font-size-asian="14pt" style:font-size-complex="14pt"/>
    </style:style>
    <style:style style:name="P16" style:family="paragraph" style:parent-style-name="Standard">
      <style:text-properties style:font-name="Calibri" fo:font-size="14pt" officeooo:paragraph-rsid="002401ce" style:font-size-asian="14pt" style:font-size-complex="14pt"/>
    </style:style>
    <style:style style:name="P17" style:family="paragraph" style:parent-style-name="Standard">
      <style:text-properties style:font-name="Calibri" fo:font-size="14pt" officeooo:rsid="0025a606" officeooo:paragraph-rsid="0025a606" style:font-size-asian="14pt" style:font-size-complex="14pt"/>
    </style:style>
    <style:style style:name="P18" style:family="paragraph" style:parent-style-name="Text_20_body">
      <style:text-properties style:font-name="Calibri" fo:font-size="14pt" officeooo:rsid="0025a606" officeooo:paragraph-rsid="0025a606" style:font-size-asian="14pt" style:font-size-complex="14pt"/>
    </style:style>
    <style:style style:name="P19" style:family="paragraph" style:parent-style-name="Text_20_body">
      <style:text-properties style:font-name="Calibri" fo:font-size="14pt" style:font-size-asian="14pt" style:font-size-complex="14pt"/>
    </style:style>
    <style:style style:name="P20" style:family="paragraph" style:parent-style-name="Standard">
      <style:text-properties style:font-name="Calibri" fo:font-size="14pt" officeooo:rsid="00263ba5" officeooo:paragraph-rsid="00263ba5" style:font-size-asian="14pt" style:font-size-complex="14pt"/>
    </style:style>
    <style:style style:name="P21" style:family="paragraph" style:parent-style-name="Standard">
      <style:text-properties fo:font-size="14pt" officeooo:paragraph-rsid="001e417f" style:font-size-asian="14pt" style:font-size-complex="14pt"/>
    </style:style>
    <style:style style:name="P22" style:family="paragraph" style:parent-style-name="Preformatted_20_Text">
      <style:paragraph-properties fo:margin-top="0cm" fo:margin-bottom="0.499cm" style:contextual-spacing="false"/>
    </style:style>
    <style:style style:name="P23" style:family="paragraph" style:parent-style-name="Preformatted_20_Text" style:list-style-name="L2">
      <style:paragraph-properties fo:margin-top="0cm" fo:margin-bottom="0.499cm" style:contextual-spacing="false"/>
      <style:text-properties style:font-name="Calibri" fo:font-size="13pt" style:font-size-asian="13pt" style:font-size-complex="13pt"/>
    </style:style>
    <style:style style:name="P24" style:family="paragraph" style:parent-style-name="Preformatted_20_Text" style:list-style-name="L3"/>
    <style:style style:name="P25" style:family="paragraph" style:parent-style-name="Preformatted_20_Text" style:list-style-name="L5"/>
    <style:style style:name="P26" style:family="paragraph" style:parent-style-name="Preformatted_20_Text" style:list-style-name="L7"/>
    <style:style style:name="P27" style:family="paragraph" style:parent-style-name="Preformatted_20_Text" style:list-style-name="L9"/>
    <style:style style:name="P28" style:family="paragraph" style:parent-style-name="Preformatted_20_Text" style:list-style-name="L9">
      <style:paragraph-properties fo:margin-top="0cm" fo:margin-bottom="0.499cm" style:contextual-spacing="false"/>
    </style:style>
    <style:style style:name="P29" style:family="paragraph" style:parent-style-name="Standard" style:list-style-name="L1">
      <style:text-properties style:font-name="Calibri" fo:font-size="14pt" officeooo:rsid="001e417f" officeooo:paragraph-rsid="001e417f" style:font-size-asian="14pt" style:font-size-complex="14pt"/>
    </style:style>
    <style:style style:name="P30" style:family="paragraph" style:parent-style-name="Standard">
      <style:text-properties style:font-name="Calibri" fo:font-size="13pt" officeooo:rsid="002bef9f" officeooo:paragraph-rsid="002bef9f" style:font-size-asian="13pt" style:font-size-complex="13pt"/>
    </style:style>
    <style:style style:name="P31" style:family="paragraph" style:parent-style-name="Standard">
      <style:text-properties style:font-name="Calibri" fo:font-size="13pt" officeooo:rsid="002c427b" officeooo:paragraph-rsid="002c427b" style:font-size-asian="13pt" style:font-size-complex="13pt"/>
    </style:style>
    <style:style style:name="P32" style:family="paragraph" style:parent-style-name="Text_20_body" style:list-style-name="L2"/>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8"/>
    <style:style style:name="P36" style:family="paragraph" style:parent-style-name="Text_20_body" style:list-style-name="L9">
      <style:text-properties style:font-name="Calibri" fo:font-size="13pt" style:font-size-asian="13pt" style:font-size-complex="13pt"/>
    </style:style>
    <style:style style:name="P37" style:family="paragraph" style:parent-style-name="Text_20_body">
      <style:text-properties style:font-name="Calibri" fo:font-size="13pt" officeooo:rsid="002bef9f" officeooo:paragraph-rsid="002bef9f" style:font-size-asian="13pt" style:font-size-complex="13pt"/>
    </style:style>
    <style:style style:name="P38" style:family="paragraph" style:parent-style-name="Text_20_body">
      <style:text-properties style:font-name="Calibri" fo:font-size="13pt" style:font-size-asian="13pt" style:font-size-complex="13pt"/>
    </style:style>
    <style:style style:name="P39" style:family="paragraph" style:parent-style-name="Text_20_body">
      <style:text-properties style:font-name="Calibri" fo:font-size="13pt" officeooo:rsid="002c427b" officeooo:paragraph-rsid="002c427b" style:font-size-asian="13pt" style:font-size-complex="13pt"/>
    </style:style>
    <style:style style:name="P40" style:family="paragraph" style:parent-style-name="Text_20_body" style:list-style-name="L11">
      <style:text-properties style:font-name="Calibri" fo:font-size="13pt" style:font-size-asian="13pt" style:font-size-complex="13pt"/>
    </style:style>
    <style:style style:name="P41" style:family="paragraph" style:parent-style-name="Text_20_body" style:list-style-name="L10"/>
    <style:style style:name="T1" style:family="text">
      <style:text-properties style:font-name="Calibri" officeooo:rsid="001e417f"/>
    </style:style>
    <style:style style:name="T2" style:family="text">
      <style:text-properties style:font-name="Calibri" officeooo:rsid="001ee0d6"/>
    </style:style>
    <style:style style:name="T3" style:family="text">
      <style:text-properties style:font-name="Calibri" fo:font-size="13pt" style:font-size-asian="13pt" style:font-size-complex="13pt"/>
    </style:style>
    <style:style style:name="T4" style:family="text">
      <style:text-properties fo:font-variant="normal" fo:text-transform="none" fo:color="#111111" loext:opacity="100%" style:font-name="Roboto" fo:font-size="14pt" fo:letter-spacing="normal" fo:font-style="normal" fo:font-weight="normal" style:font-size-asian="14pt" style:font-size-complex="14pt"/>
    </style:style>
    <style:style style:name="T5" style:family="text">
      <style:text-properties fo:font-variant="normal" fo:text-transform="none" fo:color="#111111" loext:opacity="100%" fo:font-size="14pt" fo:letter-spacing="normal" style:font-size-asian="14pt" style:font-size-complex="14pt"/>
    </style:style>
    <style:style style:name="T6" style:family="text">
      <style:text-properties style:font-name="sans-serif"/>
    </style:style>
    <style:style style:name="T7" style:family="text">
      <style:text-properties fo:font-size="14pt" style:font-size-asian="14pt" style:font-size-complex="14pt"/>
    </style:style>
    <style:style style:name="T8" style:family="text">
      <style:text-properties officeooo:rsid="002401ce"/>
    </style:style>
    <style:style style:name="T9" style:family="text">
      <style:text-properties fo:language="fr" fo:country="FR"/>
    </style:style>
    <style:style style:name="T10" style:family="text">
      <style:text-properties fo:language="fr" fo:country="FR" fo:font-weight="bold"/>
    </style:style>
    <style:style style:name="T11" style:family="text">
      <style:text-properties fo:background-color="#ffff00" loext:char-shading-value="0"/>
    </style:style>
    <style:style style:name="T12" style:family="text">
      <style:text-properties style:font-name="Calibri"/>
    </style:style>
    <style:style style:name="T13" style:family="text">
      <style:text-properties style:font-name="Calibri" fo:font-size="13pt" style:font-size-asian="13pt" style:font-size-complex="13pt"/>
    </style:style>
    <style:style style:name="T14" style:family="text">
      <style:text-properties fo:font-size="13pt" style:font-size-asian="13pt" style:font-size-complex="13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0">ANSSI =&gt; Agence Nationale de la Sécurité des Systèmes d’Information.</text:p>
      <text:p text:style-name="P10"/>
      <text:p text:style-name="P21"><text:span text:style-name="T1">TU ou UT =&gt; Test Unitaire </text:span><text:span text:style-name="T2">(cf. https://fr.wikipedia.org/wiki/Test_unitaire),</text:span></text:p>
      <text:list text:style-name="L1">
        <text:list-item>
          <text:p text:style-name="P29">Procédure pour vérifier le fonctionnement d’une partie de logiciel ou programme (unité ou module).</text:p>
        </text:list-item>
        <text:list-item>
          <text:p text:style-name="P29">Le test est écrit pour vérifier si le code fait ce pourquoi il a été écrit.</text:p>
        </text:list-item>
        <text:list-item>
          <text:p text:style-name="P29">Il est fait pour trouver des erreurs rapidement, il faut de préférence l’écrire avant ou en même temps que le code.</text:p>
        </text:list-item>
        <text:list-item>
          <text:p text:style-name="P29">Il sécurise la maintenance, ils signalent les régressions lors d’une modification d’un programme.</text:p>
        </text:list-item>
        <text:list-item>
          <text:p text:style-name="P29">Si la documentation n’est plus à jour, les test unitaire eux le sont car ils correspondent à la réalité de l’application.</text:p>
        </text:list-item>
      </text:list>
      <text:p text:style-name="P10"/>
      <text:p text:style-name="P10"/>
      <text:p text:style-name="P1"><text:span text:style-name="T7">DICP =&gt; Disponibilité, Intégrité, Confidentialité, Preuve (ou Traçabilité). (cf, </text:span><text:a xlink:type="simple" xlink:href="https://www.ssi.gouv.fr/uploads/2016/05/cyberedu_module_1_notions_de_base_02_2017.pdf" text:style-name="Internet_20_link" text:visited-style-name="Visited_20_Internet_20_Link"><text:span text:style-name="T7">https://www.ssi.gouv.fr/uploads/2016/05/cyberedu_module_1_notions_de_base_02_2017.pdf</text:span></text:a><text:span text:style-name="T7">).</text:span></text:p>
      <text:p text:style-name="P11"/>
      <text:p text:style-name="P11"/>
      <text:p text:style-name="P1"><text:span text:style-name="T4">WCAG 2.0 et WCAG 2.1 sont des</text:span><text:span text:style-name="Strong_20_Emphasis"><text:span text:style-name="T5"> </text:span></text:span><text:span text:style-name="Strong_20_Emphasis"><text:span text:style-name="T4">standards techniques stables, referenceables</text:span></text:span><text:span text:style-name="T4">. Ils contiennent 12-13 règles organisées selon 4 principes : perceptible, utilisable, compréhensible et robuste. Pour chaque règle, il y a des critères de succès à tester, qui sont sur trois niveaux : A, AA, et AAA.</text:span><text:span text:style-name="T7"> </text:span></text:p>
      <text:p text:style-name="P2"><text:a xlink:type="simple" xlink:href="https://www.bing.com/search?q=www.w3.org%2FWAI%2Fstandards-guidelines%2Fwcag%2Ffr&amp;form=IPRV10" text:style-name="Internet_20_link" text:visited-style-name="Visited_20_Internet_20_Link"><text:span text:style-name="T7">https://www.bing.com/search?q=www.w3.org%2FWAI%2Fstandards-guidelines%2Fwcag%2Ffr&amp;form=IPRV10</text:span></text:a></text:p>
      <text:p text:style-name="P12"/>
      <text:p text:style-name="P13"><text:span text:style-name="T6">Sécurité serveur</text:span><text:line-break/><text:span text:style-name="T6">cette section tient un bref aperçus des mesures de sécurités prises en compte</text:span><text:line-break/><text:span text:style-name="T6">concernant l’hébergement du site, sachant que le titre ne les concernent pas</text:span><text:line-break/><text:span text:style-name="T6">directement et que leurs application consiste en un métier tout à fait à part.</text:span></text:p>
      <text:p text:style-name="P13"><text:line-break/><text:span text:style-name="T6">Let’s Encrypt</text:span><text:line-break/>“<text:span text:style-name="T6">Let's Encrypt</text:span> <text:span text:style-name="T6">is a free, automated, and open certificate authority brought to</text:span><text:line-break/><text:span text:style-name="T6">you by the non-profit Internet Security Research Group (ISRG)”</text:span><text:line-break/><text:span text:style-name="T6">Tout est dit. Ce dispositif met à disposition gratuitement des certificats</text:span><text:line-break/><text:span text:style-name="T6">permettant d'assurer la communications sur le protocole de chiffrement TLS,</text:span><text:line-break/><text:span text:style-name="T6">la rendant opaque aux observateurs extérieurs.</text:span></text:p>
      <text:p text:style-name="P13"><text:line-break/><text:span text:style-name="T6">UFW - Uncomplicated Firewall</text:span><text:line-break/><text:span text:style-name="T6">Pare feu minimaliste pour les distributions basées sous Debian. Permet</text:span><text:line-break/><text:soft-page-break/><text:span text:style-name="T6">d’assurer le contrôle des ports ouverts sur le serveur.</text:span></text:p>
      <text:p text:style-name="P13"><text:line-break/><text:span text:style-name="T6">Fail2Ban</text:span><text:line-break/><text:span text:style-name="T6">Fail2Ban permet d’établir des règles d'exclusions pour les IP dont les</text:span><text:line-break/><text:span text:style-name="T6">tentatives d’identifications échouerait trop souvent dans un temps donné. L’IP</text:span><text:line-break/><text:span text:style-name="T6">est alors blacklistée pour un délai choisi. Ce dispositif permet d’éviter de</text:span><text:line-break/><text:span text:style-name="T6">nombreuses attaques de type brute-force, à savoir celles reposant sur un</text:span><text:line-break/><text:span text:style-name="T6">important débit de requêtes.</text:span> </text:p>
      <text:p text:style-name="P13"/>
      <text:p text:style-name="P15">====================</text:p>
      <text:p text:style-name="P3"><text:span text:style-name="T7">La balise meta description : </text:span><text:a xlink:type="simple" xlink:href="https://www.webrankinfo.com/dossiers/conseils/balise-meta-description" text:style-name="Internet_20_link" text:visited-style-name="Visited_20_Internet_20_Link"><text:span text:style-name="T7">https://www.webrankinfo.com/dossiers/conseils/balise-meta-description</text:span></text:a></text:p>
      <text:p text:style-name="P14"/>
      <text:p text:style-name="P14">Si votre page est en cours de développement, vous pouvez également ajouter un aperçu de votre page dans les résultats de recherche en utilisant l'outil Google Search Console, qui vous permet de tester l'affichage de la balise meta description avant que votre page ne soit publiée. </text:p>
      <text:p text:style-name="P14"/>
      <text:p text:style-name="P15">=============</text:p>
      <text:p text:style-name="P15">Guzzle</text:p>
      <text:p text:style-name="P15">C’est une bibliothèque client HTTP pour PHP. Initialement une bibliothèque wrapper autour de cURL, elle a évolué vers une bibliothèque compatible PSR-7 indépendante du transport. Il est livré sur Packagist en tant que package Composer, où il est utilisé par 4 905 bibliothèques, frameworks ou applications PHP. </text:p>
      <text:p text:style-name="P15"/>
      <text:p text:style-name="P15">Bibliothèque client HTTP</text:p>
      <text:p text:style-name="P16"><text:span text:style-name="T8">C’est un outil qui permet aux développeurs de créer des requêtes et de communiquer avec des serveurs web via le protocole HTTP. Ces bibliothèques simplifient la création de requêtes et la gestion des réponses, en encapsulant les détails du protocole HTTP dans une API facile à utiliser. L</text:span>es plus populaires pour JavaScript, on peut citer Axios, Fetch, et jQuery Ajax,</text:p>
      <text:p text:style-name="P16"/>
      <text:p text:style-name="P16">cURL est une bibliothèque logicielle et un outil en ligne de commande qui permet d'envoyer des requêtes et de recevoir des réponses à partir de serveurs web via différents protocoles de communication, tels que HTTP, FTP, SMTP, etc. </text:p>
      <text:p text:style-name="P15">===================</text:p>
      <text:p text:style-name="P15"/>
      <text:p text:style-name="P15">chaque caractère de texte sur un document informatique est en soi une image vectorielle. Qu’il soit en « taille de police » 12 ou 378, <text:span text:style-name="Strong_20_Emphasis">le caractère sera toujours aussi net</text:span>. C’est la force du vectoriel. </text:p>
      <text:p text:style-name="P17">========================</text:p>
      <text:p text:style-name="P17"/>
      <text:p text:style-name="P17"><text:soft-page-break/><text:span text:style-name="T9">C'est quoi un sitemap images ? Un sitemap images, ou encore un sitemap pour images, </text:span><text:span text:style-name="T10">est un fichier html spécifique permettant de lister les URLs des images de votre site que souhaitez faire indexer par Google</text:span><text:span text:style-name="T9"> (ou Bing, etc.).</text:span> </text:p>
      <text:p text:style-name="P17">=========================</text:p>
      <text:p text:style-name="P18">HTTP (Hypertext Transfer Protocol) est un protocole de communication client-serveur utilisé pour transférer des données sur le web. Il est principalement utilisé pour récupérer des ressources, telles que des pages web, des images et des fichiers, à partir de serveurs web.</text:p>
      <text:p text:style-name="P19">Lorsqu'un navigateur web envoie une requête HTTP à un serveur, le serveur répond avec une réponse HTTP contenant les informations demandées. Les requêtes et les réponses HTTP sont formatées selon une syntaxe spécifique, qui comprend des en-têtes et des corps de message.</text:p>
      <text:p text:style-name="P19">Le protocole HTTP fonctionne généralement sur le port 80 pour les connexions non sécurisées et sur le port 443 pour les connexions sécurisées à l'aide du protocole HTTPS (HTTP Secure), qui utilise une couche de chiffrement SSL ou TLS pour sécuriser les échanges de données.</text:p>
      <text:p text:style-name="P19">Le protocole HTTP est à la base de la communication sur le web et est utilisé par les navigateurs web, les serveurs web, les outils de développement web et de nombreux autres logiciels qui nécessitent la communication entre clients et serveurs.</text:p>
      <text:p text:style-name="P20">===============================</text:p>
      <text:p text:style-name="P20"/>
      <text:p text:style-name="P5">vous pouvez implémenter un système de session en PHP en utilisant les fonctionnalités natives de session de PHP. Voici un aperçu des étapes générales pour mettre en place un système de session en PHP :</text:p>
      <text:list text:style-name="L2">
        <text:list-item>
          <text:p text:style-name="P32"><text:span text:style-name="T3">Démarrer une session : Au début de chaque page où vous souhaitez utiliser des sessions, vous devez appeler la fonction </text:span><text:span text:style-name="Source_20_Text"><text:span text:style-name="T3">session_start()</text:span></text:span><text:span text:style-name="T3"> pour démarrer une nouvelle session ou reprendre une session existante. Cela doit être fait avant toute sortie de texte ou de balises HTML dans votre script PHP.</text:span></text:p>
          <text:p text:style-name="P23">php</text:p>
        </text:list-item>
      </text:list>
      <text:list text:style-name="L3">
        <text:list-item>
          <text:p text:style-name="P24"><text:span text:style-name="Source_20_Text"><text:span text:style-name="T3">&lt;?php</text:span></text:span></text:p>
        </text:list-item>
      </text:list>
      <text:p text:style-name="Preformatted_20_Text"><text:span text:style-name="Source_20_Text"><text:span text:style-name="T3">session_start();</text:span></text:span></text:p>
      <text:p text:style-name="Preformatted_20_Text"><text:span text:style-name="Source_20_Text"><text:span text:style-name="T3">// Autres codes PHP ici</text:span></text:span></text:p>
      <text:p text:style-name="P22"><text:span text:style-name="Source_20_Text"><text:span text:style-name="T3">?&gt;</text:span></text:span></text:p>
      <text:list text:style-name="L4">
        <text:list-item>
          <text:p text:style-name="P33"><text:soft-page-break/><text:span text:style-name="T3">Définir des données de session : Vous pouvez stocker des données dans la session en utilisant la superglobale </text:span><text:span text:style-name="Source_20_Text"><text:span text:style-name="T3">$_SESSION</text:span></text:span><text:span text:style-name="T3">. C'est un tableau associatif qui vous permet de stocker et d'accéder aux données de session. Par exemple, vous pouvez définir une valeur pour une clé dans la session comme ceci :</text:span></text:p>
        </text:list-item>
      </text:list>
      <text:p text:style-name="P4">php</text:p>
      <text:list text:style-name="L5">
        <text:list-item>
          <text:p text:style-name="P25"><text:span text:style-name="Source_20_Text"><text:span text:style-name="T3">&lt;?php</text:span></text:span></text:p>
        </text:list-item>
      </text:list>
      <text:p text:style-name="Preformatted_20_Text"><text:span text:style-name="Source_20_Text"><text:span text:style-name="T3">$_SESSION['nom'] = 'John';</text:span></text:span></text:p>
      <text:p text:style-name="Preformatted_20_Text"><text:span text:style-name="Source_20_Text"><text:span text:style-name="T3">$_SESSION['age'] = 30;</text:span></text:span></text:p>
      <text:p text:style-name="Preformatted_20_Text"><text:span text:style-name="Source_20_Text"><text:span text:style-name="T3">// Autres données de session ici</text:span></text:span></text:p>
      <text:p text:style-name="P22"><text:span text:style-name="Source_20_Text"><text:span text:style-name="T3">?&gt;</text:span></text:span></text:p>
      <text:list text:style-name="L6">
        <text:list-item>
          <text:p text:style-name="P34"><text:span text:style-name="T3">Accéder aux données de session : Vous pouvez accéder aux données de session stockées en utilisant la superglobale </text:span><text:span text:style-name="Source_20_Text"><text:span text:style-name="T3">$_SESSION</text:span></text:span><text:span text:style-name="T3">. Par exemple, vous pouvez récupérer les valeurs stockées dans la session comme ceci :</text:span></text:p>
        </text:list-item>
      </text:list>
      <text:p text:style-name="P4">php</text:p>
      <text:list text:style-name="L7">
        <text:list-item>
          <text:p text:style-name="P26"><text:span text:style-name="Source_20_Text"><text:span text:style-name="T3">&lt;?php</text:span></text:span></text:p>
        </text:list-item>
      </text:list>
      <text:p text:style-name="Preformatted_20_Text"><text:span text:style-name="Source_20_Text"><text:span text:style-name="T3">$nom = $_SESSION['nom'];</text:span></text:span></text:p>
      <text:p text:style-name="Preformatted_20_Text"><text:span text:style-name="Source_20_Text"><text:span text:style-name="T3">$age = $_SESSION['age'];</text:span></text:span></text:p>
      <text:p text:style-name="Preformatted_20_Text"><text:span text:style-name="Source_20_Text"><text:span text:style-name="T3">// Autres données de session ici</text:span></text:span></text:p>
      <text:p text:style-name="P22"><text:span text:style-name="Source_20_Text"><text:span text:style-name="T3">?&gt;</text:span></text:span></text:p>
      <text:list text:style-name="L8">
        <text:list-item>
          <text:p text:style-name="P35"><text:span text:style-name="T3">Détruire une session : Si vous souhaitez détruire une session et supprimer toutes les données associées à cette session, vous pouvez utiliser la fonction </text:span><text:span text:style-name="Source_20_Text"><text:span text:style-name="T3">session_destroy()</text:span></text:span><text:span text:style-name="T3">. Cependant, cela ne détruit pas immédiatement la session, mais marque simplement la session pour destruction lors de la prochaine demande du client.</text:span></text:p>
        </text:list-item>
      </text:list>
      <text:p text:style-name="P4">php</text:p>
      <text:list text:style-name="L9">
        <text:list-item text:start-value="4">
          <text:p text:style-name="P27"><text:span text:style-name="Source_20_Text"><text:span text:style-name="T3">&lt;?php</text:span></text:span></text:p>
          <text:p text:style-name="P27"><text:span text:style-name="Source_20_Text"><text:span text:style-name="T3">session_destroy();</text:span></text:span></text:p>
          <text:p text:style-name="P27"><text:span text:style-name="Source_20_Text"><text:span text:style-name="T3">// Autres codes PHP ici</text:span></text:span></text:p>
          <text:p text:style-name="P28"><text:span text:style-name="Source_20_Text"><text:span text:style-name="T3">?&gt;</text:span></text:span></text:p>
        </text:list-item>
        <text:list-item>
          <text:p text:style-name="P36">Gérer les sessions de manière sécurisée : Il est important de prendre des mesures de sécurité pour protéger les sessions. Par exemple, vous pouvez utiliser des cookies sécurisés pour transmettre l'identifiant de session et configurer des paramètres de session appropriés, tels que le temps d'expiration, pour renforcer la sécurité des sessions.</text:p>
        </text:list-item>
      </text:list>
      <text:p text:style-name="P6"><text:soft-page-break/>Ceci est un exemple simple d'implémentation d'un système de session en PHP. Cependant, il est essentiel de prendre en compte les meilleures pratiques de sécurité pour éviter les vulnérabilités, <text:span text:style-name="T11">telles que la fixation de session, l'injection de session,</text:span> etc. Il est recommandé de consulter la documentation officielle de PHP pour obtenir plus d'informations sur la gestion sécurisée des sessions en PHP.</text:p>
      <text:p text:style-name="P7">===========================</text:p>
      <text:p text:style-name="P8">Notion</text:p>
      <text:p text:style-name="P8">Notion est comme Trello mais gratuit et juste pour allèger sa charge mentale.</text:p>
      <text:p text:style-name="P8"><text:a xlink:type="simple" xlink:href="https://www.presse-citron.net/marre-cookies-warnings-voici-debarrasser/" text:style-name="Internet_20_link" text:visited-style-name="Visited_20_Internet_20_Link">https://www.presse-citron.net/marre-cookies-warnings-voici-debarrasser/</text:a></text:p>
      <text:p text:style-name="P8"><text:a xlink:type="simple" xlink:href="https://www.notion.so/fr-fr" text:style-name="Internet_20_link" text:visited-style-name="Visited_20_Internet_20_Link">https://www.notion.so/fr-fr</text:a></text:p>
      <text:p text:style-name="P8"/>
      <text:p text:style-name="P8">===============================</text:p>
      <text:p text:style-name="P8"/>
      <text:p text:style-name="P8">Le body doubling, une pratique qui consiste à regarder une personne travailler en visio </text:p>
      <text:p text:style-name="P8"><text:a xlink:type="simple" xlink:href="https://www.presse-citron.net/teletravail-ils-se-regardent-bosser-en-visio-pour-mieux-se-concentrer/" text:style-name="Internet_20_link" text:visited-style-name="Visited_20_Internet_20_Link">https://www.presse-citron.net/teletravail-ils-se-regardent-bosser-en-visio-pour-mieux-se-concentrer/</text:a></text:p>
      <text:p text:style-name="P8"/>
      <text:p text:style-name="P30">=============================================</text:p>
      <text:p text:style-name="P30"/>
      <text:p text:style-name="P37">"Monitorer ce qui se passe sur votre site" signifie surveiller de manière continue les activités et les performances de votre site web afin de détecter tout problème ou toute anomalie. Cela peut inclure la surveillance du trafic, de la vitesse de chargement des pages, des erreurs de serveur, des attaques de sécurité, des problèmes de compatibilité avec les navigateurs, etc.</text:p>
      <text:p text:style-name="P6">La surveillance peut être effectuée manuellement en vérifiant régulièrement les statistiques de votre site web, ou de manière automatisée à l'aide d'outils de surveillance de site web qui envoient des alertes par e-mail ou SMS en cas de problème détecté. La surveillance continue est essentielle pour garantir que votre site web fonctionne correctement et pour éviter toute interruption de service ou toute perte de données importantes.</text:p>
      <text:p text:style-name="P31">==========================================</text:p>
      <text:p text:style-name="P31"/>
      <text:p text:style-name="P39"><text:bookmark text:name="r-7848211"/>Je vais essayer de vous donner une définition simplifiée avec une comparaison : <text:span text:style-name="Strong_20_Emphasis">le métier, c'est toute la partie de votre projet qui n'est pas la technique</text:span><text:span text:style-name="Emphasis">.</text:span> Oui, c'est vaste ! Ça laisse encore du flou, mais c'est déjà pas mal.</text:p>
      <text:p text:style-name="P6"><text:bookmark text:name="r-7848212"/>Passons par deux exemples :</text:p>
      <text:list text:style-name="L10">
        <text:list-item>
          <text:p text:style-name="P41"><text:bookmark text:name="r-7848217"/><text:bookmark text:name="r-7848214"/><text:bookmark text:name="r-7848213"/><text:span text:style-name="T3">Une connexion à une base de données MySQL, c'est une </text:span><text:span text:style-name="Strong_20_Emphasis"><text:span text:style-name="T3">notion technique</text:span></text:span><text:span text:style-name="T3">. Il n'y a </text:span><text:soft-page-break/><text:span text:style-name="T3">que le développeur qui la maîtrise. C'est d'ailleurs lui (ou l'architecte avant lui), qui fait le choix de la mettre en place. Et souvent, si vous en parlez à votre client, ça risque d'être du charabia pour lui.</text:span></text:p>
        </text:list-item>
        <text:list-item>
          <text:p text:style-name="P41"><text:bookmark text:name="r-7848216"/><text:bookmark text:name="r-7848215"/><text:span text:style-name="T3">Afficher des commentaires sous un billet de blog, de l'autre côté, c'est une </text:span><text:span text:style-name="Strong_20_Emphasis"><text:span text:style-name="T3">notion métier</text:span></text:span><text:span text:style-name="T3">. La plupart du temps, c'est le client qui introduit ce type de notion dans le projet.</text:span></text:p>
        </text:list-item>
      </text:list>
      <text:p text:style-name="Text_20_body"><text:bookmark text:name="r-7848218"/><text:span text:style-name="T3">Chaque notion métier est bien souvent supportée par plusieurs notions techniques. Rien que pour mettre en ligne une page qui afficherait </text:span><text:span text:style-name="Source_20_Text"><text:span text:style-name="T3">Hello, world!</text:span></text:span><text:span text:style-name="T3">  (une demande </text:span><text:span text:style-name="Emphasis"><text:span text:style-name="T3">métier</text:span></text:span><text:span text:style-name="T3">, donc), on a besoin d'Apache, de PHP, de HTML... Tout ça, ce sont des notions techniques. Vous commencez à comprendre la différence ?</text:span></text:p>
      <text:list xml:id="list2928132932" text:style-name="L11">
        <text:list-item>
          <text:p text:style-name="P40"><text:bookmark text:name="r-7848246"/><text:bookmark text:name="r-7848240"/><text:bookmark text:name="r-7848241"/>Les notions métier, ce sont les notions qui ne sont pas techniques. C'est ce dont parle votre client.</text:p>
        </text:list-item>
        <text:list-item>
          <text:p text:style-name="P40"><text:bookmark text:name="r-7848243"/><text:bookmark text:name="r-7848242"/>En analysant la segmentation du métier faite par notre client, on est capable de l'utiliser pour regrouper les morceaux de code qui vont ensemble. On peut ainsi s'y retrouver beaucoup plus facilement par la suite.</text:p>
        </text:list-item>
        <text:list-item>
          <text:p text:style-name="P40"><text:bookmark text:name="r-7848245"/><text:bookmark text:name="r-7848244"/>Une segmentation métier est, par nature, très subjective et toujours sujette aux changements. N'ayez pas peur d'essayer, et de ré-affiner plus tard. Il n'y a jamais une seule bonne réponse.</text:p>
        </text:list-item>
      </text:list>
      <text:p text:style-name="P6"/>
      <text:p text:style-name="P6"/>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7T12:33:35.070000000</dc:date>
    <meta:editing-duration>P1DT7H5M45S</meta:editing-duration>
    <meta:editing-cycles>16</meta:editing-cycles>
    <meta:generator>LibreOffice/7.5.2.2$Windows_X86_64 LibreOffice_project/53bb9681a964705cf672590721dbc85eb4d0c3a2</meta:generator>
    <meta:document-statistic meta:table-count="0" meta:image-count="0" meta:object-count="0" meta:page-count="6" meta:paragraph-count="82" meta:word-count="1590" meta:character-count="10464" meta:non-whitespace-character-count="8963"/>
  </office:meta>
</office:document-meta>
</file>